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lovenščina / Slove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Slovenščin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Slovenščin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Slovenščin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Slovenščin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Slovenščin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